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108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00ffff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#66ff66"/>
    </style:style>
    <style:style style:name="ce14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10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6" office:value-type="string" table:number-columns-spanned="2" table:number-rows-spanned="1">
            <text:p>Pont diviseur</text:p>
          </table:table-cell>
          <table:covered-table-cell table:style-name="ce8"/>
          <table:table-cell table:style-name="ce11"/>
          <table:table-cell table:number-columns-repeated="2"/>
        </table:table-row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Ohms</text:p>
          </table:table-cell>
          <table:table-cell table:style-name="ce6" office:value-type="string">
            <text:p>Vout</text:p>
          </table:table-cell>
          <table:table-cell table:style-name="ce8" office:value-type="string">
            <text:p>I</text:p>
          </table:table-cell>
          <table:table-cell table:style-name="ce12" office:value-type="string">
            <text:p>Espruino</text:p>
          </table:table-cell>
          <table:table-cell table:style-name="ce14" office:value-type="string">
            <text:p>ESP32</text:p>
          </table:table-cell>
          <table:table-cell>
            <draw:frame table:end-cell-address="Feuille1.T24" table:end-x="2.204cm" table:end-y="0.16cm" draw:z-index="0" draw:name="Evolution de la sonde Bosch selon la température" draw:style-name="gr1" draw:text-style-name="P1" svg:width="31.53cm" svg:height="9.75cm" svg:x="0.03cm" svg:y="0.346cm">
              <draw:object draw:notify-on-update-of-ranges="Feuille1.A3:Feuille1.A21 Feuille1.B2:Feuille1.B2 Feuille1.B3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-40">
            <text:p>-40</text:p>
          </table:table-cell>
          <table:table-cell table:style-name="ce2" office:value-type="float" office:value="44864">
            <text:p>44864</text:p>
          </table:table-cell>
          <table:table-cell table:style-name="ce7" table:formula="of:=([.$B$23]*[.B3])/([.$B$24]+[.B3])" office:value-type="float" office:value="3.17270701182925">
            <text:p>3,17</text:p>
          </table:table-cell>
          <table:table-cell table:style-name="ce9" table:formula="of:=[.$B$23]/([.B3]+[.$B$24])" office:value-type="float" office:value="0.0000707183267615292">
            <text:p>0,000</text:p>
          </table:table-cell>
          <table:table-cell table:style-name="ce13" table:formula="of:=[.C3]/3.3" office:value-type="float" office:value="0.961426367220984">
            <text:p>0,961</text:p>
          </table:table-cell>
          <table:table-cell table:style-name="ce15" office:value-type="float" office:value="4095">
            <text:p>4095</text:p>
          </table:table-cell>
          <table:table-cell/>
        </table:table-row>
        <table:table-row table:style-name="ro1">
          <table:table-cell table:style-name="ce2" office:value-type="float" office:value="-30">
            <text:p>-30</text:p>
          </table:table-cell>
          <table:table-cell table:style-name="ce2" office:value-type="float" office:value="25524">
            <text:p>25524</text:p>
          </table:table-cell>
          <table:table-cell table:style-name="ce7" table:formula="of:=([.$B$23]*[.B4])/([.$B$24]+[.B4])" office:value-type="float" office:value="3.08260869565217">
            <text:p>3,08</text:p>
          </table:table-cell>
          <table:table-cell table:style-name="ce9" table:formula="of:=[.$B$23]/([.B4]+[.$B$24])" office:value-type="float" office:value="0.000120772946859903">
            <text:p>0,000</text:p>
          </table:table-cell>
          <table:table-cell table:style-name="ce13" table:formula="of:=[.C4]/3.3" office:value-type="float" office:value="0.934123847167325">
            <text:p>0,934</text:p>
          </table:table-cell>
          <table:table-cell table:style-name="ce15" office:value-type="float" office:value="4084">
            <text:p>4084</text:p>
          </table:table-cell>
          <table:table-cell/>
        </table:table-row>
        <table:table-row table:style-name="ro1">
          <table:table-cell table:style-name="ce2" office:value-type="float" office:value="-20">
            <text:p>-20</text:p>
          </table:table-cell>
          <table:table-cell table:style-name="ce2" office:value-type="float" office:value="15067">
            <text:p>15067</text:p>
          </table:table-cell>
          <table:table-cell table:style-name="ce7" table:formula="of:=([.$B$23]*[.B5])/([.$B$24]+[.B5])" office:value-type="float" office:value="2.94783304677773">
            <text:p>2,95</text:p>
          </table:table-cell>
          <table:table-cell table:style-name="ce9" table:formula="of:=[.$B$23]/([.B5]+[.$B$24])" office:value-type="float" office:value="0.000195648307345705">
            <text:p>0,000</text:p>
          </table:table-cell>
          <table:table-cell table:style-name="ce13" table:formula="of:=[.C5]/3.3" office:value-type="float" office:value="0.893282741447798">
            <text:p>0,893</text:p>
          </table:table-cell>
          <table:table-cell table:style-name="ce15" office:value-type="float" office:value="3818">
            <text:p>3818</text:p>
          </table:table-cell>
          <table:table-cell/>
        </table:table-row>
        <table:table-row table:style-name="ro1">
          <table:table-cell table:style-name="ce2" office:value-type="float" office:value="-10">
            <text:p>-10</text:p>
          </table:table-cell>
          <table:table-cell table:style-name="ce2" office:value-type="float" office:value="9220">
            <text:p>9220</text:p>
          </table:table-cell>
          <table:table-cell table:style-name="ce7" table:formula="of:=([.$B$23]*[.B6])/([.$B$24]+[.B6])" office:value-type="float" office:value="2.76098003629764">
            <text:p>2,76</text:p>
          </table:table-cell>
          <table:table-cell table:style-name="ce9" table:formula="of:=[.$B$23]/([.B6]+[.$B$24])" office:value-type="float" office:value="0.0002994555353902">
            <text:p>0,000</text:p>
          </table:table-cell>
          <table:table-cell table:style-name="ce13" table:formula="of:=[.C6]/3.3" office:value-type="float" office:value="0.836660617059891">
            <text:p>0,837</text:p>
          </table:table-cell>
          <table:table-cell table:style-name="ce15" office:value-type="float" office:value="3497">
            <text:p>3497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5784">
            <text:p>5784</text:p>
          </table:table-cell>
          <table:table-cell table:style-name="ce7" table:formula="of:=([.$B$23]*[.B7])/([.$B$24]+[.B7])" office:value-type="float" office:value="2.51677215189873">
            <text:p>2,52</text:p>
          </table:table-cell>
          <table:table-cell table:style-name="ce9" table:formula="of:=[.$B$23]/([.B7]+[.$B$24])" office:value-type="float" office:value="0.000435126582278481">
            <text:p>0,000</text:p>
          </table:table-cell>
          <table:table-cell table:style-name="ce13" table:formula="of:=[.C7]/3.3" office:value-type="float" office:value="0.762658227848101">
            <text:p>0,763</text:p>
          </table:table-cell>
          <table:table-cell table:style-name="ce15" office:value-type="float" office:value="3153">
            <text:p>3153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740">
            <text:p>3740</text:p>
          </table:table-cell>
          <table:table-cell table:style-name="ce7" table:formula="of:=([.$B$23]*[.B8])/([.$B$24]+[.B8])" office:value-type="float" office:value="2.22779783393502">
            <text:p>2,23</text:p>
          </table:table-cell>
          <table:table-cell table:style-name="ce9" table:formula="of:=[.$B$23]/([.B8]+[.$B$24])" office:value-type="float" office:value="0.000595667870036101">
            <text:p>0,001</text:p>
          </table:table-cell>
          <table:table-cell table:style-name="ce13" table:formula="of:=[.C8]/3.3" office:value-type="float" office:value="0.675090252707581">
            <text:p>0,675</text:p>
          </table:table-cell>
          <table:table-cell table:style-name="ce15" office:value-type="float" office:value="2768">
            <text:p>2768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480">
            <text:p>2480</text:p>
          </table:table-cell>
          <table:table-cell table:style-name="ce7" table:formula="of:=([.$B$23]*[.B9])/([.$B$24]+[.B9])" office:value-type="float" office:value="1.91214953271028">
            <text:p>1,91</text:p>
          </table:table-cell>
          <table:table-cell table:style-name="ce9" table:formula="of:=[.$B$23]/([.B9]+[.$B$24])" office:value-type="float" office:value="0.000771028037383177">
            <text:p>0,001</text:p>
          </table:table-cell>
          <table:table-cell table:style-name="ce13" table:formula="of:=[.C9]/3.3" office:value-type="float" office:value="0.579439252336449">
            <text:p>0,579</text:p>
          </table:table-cell>
          <table:table-cell table:style-name="ce15" office:value-type="float" office:value="2366">
            <text:p>2366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83">
            <text:p>1683</text:p>
          </table:table-cell>
          <table:table-cell table:style-name="ce7" table:formula="of:=([.$B$23]*[.B10])/([.$B$24]+[.B10])" office:value-type="float" office:value="1.59457364341085">
            <text:p>1,59</text:p>
          </table:table-cell>
          <table:table-cell table:style-name="ce9" table:formula="of:=[.$B$23]/([.B10]+[.$B$24])" office:value-type="float" office:value="0.000947459086993971">
            <text:p>0,001</text:p>
          </table:table-cell>
          <table:table-cell table:style-name="ce13" table:formula="of:=[.C10]/3.3" office:value-type="float" office:value="0.483204134366925">
            <text:p>0,483</text:p>
          </table:table-cell>
          <table:table-cell table:style-name="ce15" office:value-type="float" office:value="1966">
            <text:p>1966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167">
            <text:p>1167</text:p>
          </table:table-cell>
          <table:table-cell table:style-name="ce7" table:formula="of:=([.$B$23]*[.B11])/([.$B$24]+[.B11])" office:value-type="float" office:value="1.29797775530839">
            <text:p>1,30</text:p>
          </table:table-cell>
          <table:table-cell table:style-name="ce9" table:formula="of:=[.$B$23]/([.B11]+[.$B$24])" office:value-type="float" office:value="0.00111223458038423">
            <text:p>0,001</text:p>
          </table:table-cell>
          <table:table-cell table:style-name="ce13" table:formula="of:=[.C11]/3.3" office:value-type="float" office:value="0.393326592517695">
            <text:p>0,393</text:p>
          </table:table-cell>
          <table:table-cell table:style-name="ce15" office:value-type="float" office:value="1592">
            <text:p>1592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824">
            <text:p>824</text:p>
          </table:table-cell>
          <table:table-cell table:style-name="ce7" table:formula="of:=([.$B$23]*[.B12])/([.$B$24]+[.B12])" office:value-type="float" office:value="1.03628048780488">
            <text:p>1,04</text:p>
          </table:table-cell>
          <table:table-cell table:style-name="ce9" table:formula="of:=[.$B$23]/([.B12]+[.$B$24])" office:value-type="float" office:value="0.00125762195121951">
            <text:p>0,001</text:p>
          </table:table-cell>
          <table:table-cell table:style-name="ce13" table:formula="of:=[.C12]/3.3" office:value-type="float" office:value="0.314024390243902">
            <text:p>0,314</text:p>
          </table:table-cell>
          <table:table-cell table:style-name="ce15" office:value-type="float" office:value="1258">
            <text:p>1258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94">
            <text:p>594</text:p>
          </table:table-cell>
          <table:table-cell table:style-name="ce7" table:formula="of:=([.$B$23]*[.B13])/([.$B$24]+[.B13])" office:value-type="float" office:value="0.818796992481203">
            <text:p>0,82</text:p>
          </table:table-cell>
          <table:table-cell table:style-name="ce9" table:formula="of:=[.$B$23]/([.B13]+[.$B$24])" office:value-type="float" office:value="0.00137844611528822">
            <text:p>0,001</text:p>
          </table:table-cell>
          <table:table-cell table:style-name="ce13" table:formula="of:=[.C13]/3.3" office:value-type="float" office:value="0.24812030075188">
            <text:p>0,248</text:p>
          </table:table-cell>
          <table:table-cell table:style-name="ce15" office:value-type="float" office:value="988">
            <text:p>988</text:p>
          </table:table-cell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float" office:value="434.9">
            <text:p>434,9</text:p>
          </table:table-cell>
          <table:table-cell table:style-name="ce7" table:formula="of:=([.$B$23]*[.B14])/([.$B$24]+[.B14])" office:value-type="float" office:value="0.642162960311423">
            <text:p>0,64</text:p>
          </table:table-cell>
          <table:table-cell table:style-name="ce9" table:formula="of:=[.$B$23]/([.B14]+[.$B$24])" office:value-type="float" office:value="0.00147657613316032">
            <text:p>0,001</text:p>
          </table:table-cell>
          <table:table-cell table:style-name="ce13" table:formula="of:=[.C14]/3.3" office:value-type="float" office:value="0.194594836458007">
            <text:p>0,195</text:p>
          </table:table-cell>
          <table:table-cell table:style-name="ce15" office:value-type="float" office:value="776">
            <text:p>776</text:p>
          </table:table-cell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323.4">
            <text:p>323,4</text:p>
          </table:table-cell>
          <table:table-cell table:style-name="ce7" table:formula="of:=([.$B$23]*[.B15])/([.$B$24]+[.B15])" office:value-type="float" office:value="0.502599604408025">
            <text:p>0,50</text:p>
          </table:table-cell>
          <table:table-cell table:style-name="ce9" table:formula="of:=[.$B$23]/([.B15]+[.$B$24])" office:value-type="float" office:value="0.00155411133088443">
            <text:p>0,002</text:p>
          </table:table-cell>
          <table:table-cell table:style-name="ce13" table:formula="of:=[.C15]/3.3" office:value-type="float" office:value="0.152302910426674">
            <text:p>0,152</text:p>
          </table:table-cell>
          <table:table-cell table:style-name="ce15" office:value-type="float" office:value="600">
            <text:p>600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243">
            <text:p>243</text:p>
          </table:table-cell>
          <table:table-cell table:style-name="ce7" table:formula="of:=([.$B$23]*[.B16])/([.$B$24]+[.B16])" office:value-type="float" office:value="0.392511013215859">
            <text:p>0,39</text:p>
          </table:table-cell>
          <table:table-cell table:style-name="ce9" table:formula="of:=[.$B$23]/([.B16]+[.$B$24])" office:value-type="float" office:value="0.00161527165932452">
            <text:p>0,002</text:p>
          </table:table-cell>
          <table:table-cell table:style-name="ce13" table:formula="of:=[.C16]/3.3" office:value-type="float" office:value="0.118942731277533">
            <text:p>0,119</text:p>
          </table:table-cell>
          <table:table-cell table:style-name="ce15" office:value-type="float" office:value="464">
            <text:p>464</text:p>
          </table:table-cell>
          <table:table-cell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86.6">
            <text:p>186,6</text:p>
          </table:table-cell>
          <table:table-cell table:style-name="ce7" table:formula="of:=([.$B$23]*[.B17])/([.$B$24]+[.B17])" office:value-type="float" office:value="0.309966777408638">
            <text:p>0,31</text:p>
          </table:table-cell>
          <table:table-cell table:style-name="ce9" table:formula="of:=[.$B$23]/([.B17]+[.$B$24])" office:value-type="float" office:value="0.00166112956810631">
            <text:p>0,002</text:p>
          </table:table-cell>
          <table:table-cell table:style-name="ce13" table:formula="of:=[.C17]/3.3" office:value-type="float" office:value="0.093929326487466">
            <text:p>0,094</text:p>
          </table:table-cell>
          <table:table-cell table:style-name="ce15" office:value-type="float" office:value="370">
            <text:p>370</text:p>
          </table:table-cell>
          <table:table-cell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4.5">
            <text:p>144,5</text:p>
          </table:table-cell>
          <table:table-cell table:style-name="ce7" table:formula="of:=([.$B$23]*[.B18])/([.$B$24]+[.B18])" office:value-type="float" office:value="0.24523013628182">
            <text:p>0,25</text:p>
          </table:table-cell>
          <table:table-cell table:style-name="ce9" table:formula="of:=[.$B$23]/([.B18]+[.$B$24])" office:value-type="float" office:value="0.00169709436873232">
            <text:p>0,002</text:p>
          </table:table-cell>
          <table:table-cell table:style-name="ce13" table:formula="of:=[.C18]/3.3" office:value-type="float" office:value="0.0743121625096426">
            <text:p>0,074</text:p>
          </table:table-cell>
          <table:table-cell table:style-name="ce15" office:value-type="float" office:value="300">
            <text:p>300</text:p>
          </table:table-cell>
          <table:table-cell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13.3">
            <text:p>113,3</text:p>
          </table:table-cell>
          <table:table-cell table:style-name="ce7" table:formula="of:=([.$B$23]*[.B19])/([.$B$24]+[.B19])" office:value-type="float" office:value="0.195416296451158">
            <text:p>0,20</text:p>
          </table:table-cell>
          <table:table-cell table:style-name="ce9" table:formula="of:=[.$B$23]/([.B19]+[.$B$24])" office:value-type="float" office:value="0.0017247687241938">
            <text:p>0,002</text:p>
          </table:table-cell>
          <table:table-cell table:style-name="ce13" table:formula="of:=[.C19]/3.3" office:value-type="float" office:value="0.0592170595306539">
            <text:p>0,059</text:p>
          </table:table-cell>
          <table:table-cell table:style-name="ce15" office:value-type="float" office:value="234">
            <text:p>234</text:p>
          </table:table-cell>
          <table:table-cell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89.9">
            <text:p>89,9</text:p>
          </table:table-cell>
          <table:table-cell table:style-name="ce7" table:formula="of:=([.$B$23]*[.B20])/([.$B$24]+[.B20])" office:value-type="float" office:value="0.156976559606328">
            <text:p>0,16</text:p>
          </table:table-cell>
          <table:table-cell table:style-name="ce9" table:formula="of:=[.$B$23]/([.B20]+[.$B$24])" office:value-type="float" office:value="0.00174612413355204">
            <text:p>0,002</text:p>
          </table:table-cell>
          <table:table-cell table:style-name="ce13" table:formula="of:=[.C20]/3.3" office:value-type="float" office:value="0.0475686544261601">
            <text:p>0,048</text:p>
          </table:table-cell>
          <table:table-cell table:style-name="ce15" office:value-type="float" office:value="185">
            <text:p>185</text:p>
          </table:table-cell>
          <table:table-cell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71.9">
            <text:p>71,9</text:p>
          </table:table-cell>
          <table:table-cell table:style-name="ce7" table:formula="of:=([.$B$23]*[.B21])/([.$B$24]+[.B21])" office:value-type="float" office:value="0.126753565895614">
            <text:p>0,13</text:p>
          </table:table-cell>
          <table:table-cell table:style-name="ce9" table:formula="of:=[.$B$23]/([.B21]+[.$B$24])" office:value-type="float" office:value="0.00176291468561355">
            <text:p>0,002</text:p>
          </table:table-cell>
          <table:table-cell table:style-name="ce13" table:formula="of:=[.C21]/3.3" office:value-type="float" office:value="0.0384101714835194">
            <text:p>0,038</text:p>
          </table:table-cell>
          <table:table-cell table:style-name="ce15" office:value-type="float" office:value="147">
            <text:p>1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3.3">
            <text:p>3,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800">
            <text:p>18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x ecart (V)</text:p>
          </table:table-cell>
          <table:table-cell table:style-name="ce5" table:formula="of:=[.C21]-[.C3]" office:value-type="float" office:value="-3.04595344593363">
            <text:p>-3,05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Feuille1.T42" table:end-x="2.26cm" table:end-y="0.429cm" draw:z-index="1" draw:style-name="gr1" draw:text-style-name="P1" svg:width="31.558cm" svg:height="7.644cm" svg:x="0.058cm" svg:y="0.011cm">
              <draw:object draw:notify-on-update-of-ranges="Feuille1.A3:Feuille1.A21 Feuille1.C2:Feuille1.C2 Feuille1.C3:Feuille1.C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office:value-type="string" table:number-columns-spanned="5" table:number-rows-spanned="11">
            <text:p>La valeur de R2 a été choisi pour obtenir la plus grande plage de voltage</text:p>
            <text:p>0.12V → 3.17V (Soit 3.05V en delta)</text:p>
          </table:table-cell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6">06/07/2024</text:date>, <text:time>18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4-07-06T18:17:36.89</dc:date>
    <dc:creator>Jimmy Armani</dc:creator>
    <meta:editing-duration>PT5H31M20S</meta:editing-duration>
    <meta:editing-cycles>6</meta:editing-cycles>
    <meta:generator>OpenOffice/4.1.14$Win32 OpenOffice.org_project/4114m1$Build-9811</meta:generator>
    <meta:document-statistic meta:table-count="3" meta:cell-count="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751cm" xlink:href=".." xlink:type="simple" chart:class="chart:line" chart:style-name="ch1">
        <chart:title svg:x="10.708cm" svg:y="0.331cm" chart:style-name="ch2">
          <text:p>Evolution en Ohms de la sonde selon la température</text:p>
        </chart:title>
        <chart:plot-area chart:style-name="ch3" table:cell-range-address="Feuille1.A2:Feuille1.B21" chart:data-source-has-labels="both" svg:x="1.08cm" svg:y="1.695cm" svg:width="29.191cm" svg:height="7.441cm">
          <chartooo:coordinate-region svg:x="2.257cm" svg:y="1.907cm" svg:width="27.734cm" svg:height="6.556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1" chart:label-cell-address="Feuille1.B2:Feuille1.B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44864">
                <text:p>44864</text:p>
                <draw:g>
                  <svg:desc>Feuille1.B3:Feuille1.B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9">
                <text:p>7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238cm" svg:y="0.288cm" chart:style-name="ch2">
          <text:p>Evolution de l'entrée ADC selon la température</text:p>
        </chart:title>
        <chart:plot-area chart:style-name="ch3" table:cell-range-address="Feuille1.A3:Feuille1.A21 Feuille1.C2:Feuille1.C21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21" chart:label-cell-address="Feuille1.C2:Feui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3.17270701182925">
                <text:p>3.17270701182925</text:p>
                <draw:g>
                  <svg:desc>Feuille1.C3:Feuille1.C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.08260869565217">
                <text:p>3.08260869565217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94783304677773">
                <text:p>2.9478330467777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76098003629764">
                <text:p>2.760980036297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.51677215189873">
                <text:p>2.51677215189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779783393502">
                <text:p>2.227797833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1214953271028">
                <text:p>1.912149532710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9457364341085">
                <text:p>1.594573643410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9797775530839">
                <text:p>1.297977755308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3628048780488">
                <text:p>1.036280487804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18796992481203">
                <text:p>0.8187969924812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2162960311423">
                <text:p>0.6421629603114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2599604408025">
                <text:p>0.5025996044080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92511013215859">
                <text:p>0.3925110132158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09966777408638">
                <text:p>0.3099667774086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523013628182">
                <text:p>0.245230136281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5416296451158">
                <text:p>0.1954162964511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6976559606328">
                <text:p>0.1569765596063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6753565895614">
                <text:p>0.126753565895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